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77FBD96C3C0EB9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17cm, 2.751cm, 10.957cm, 5.43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cm" svg:height="20.899cm" svg:x="0.992cm" svg:y="2.592cm">
          <draw:image xlink:href="Pictures/10000000000005E8000007E0577FBD96C3C0EB9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49:36.922802813</dc:date>
    <meta:editing-duration>PT3M4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